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0.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xml:id="id1" draw:id="id1" draw:layer="layout" draw:type="line" svg:x1="1.032cm" svg:y1="0.968cm" svg:x2="0.968cm" svg:y2="19.973cm" svg:d="M1032 968l-64 19005" svg:viewBox="0 0 65 19006">
          <text:p/>
        </draw:connector>
        <draw:connector draw:style-name="gr1" draw:text-style-name="P1" xml:id="id2" draw:id="id2" draw:layer="layout" draw:type="line" svg:x1="1.032cm" svg:y1="0.968cm" svg:x2="28.62cm" svg:y2="1cm" draw:start-shape="id1" draw:start-glue-point="2" svg:d="M1032 968l27588 32" svg:viewBox="0 0 27589 33">
          <text:p/>
        </draw:connector>
        <draw:connector draw:style-name="gr1" draw:text-style-name="P1" xml:id="id3" draw:id="id3" draw:layer="layout" draw:type="line" svg:x1="28.62cm" svg:y1="1cm" svg:x2="28.717cm" svg:y2="19.973cm" draw:start-shape="id2" draw:start-glue-point="3" svg:d="M28620 1000l97 18973" svg:viewBox="0 0 98 18974">
          <text:p/>
        </draw:connector>
        <draw:connector draw:style-name="gr1" draw:text-style-name="P1" draw:layer="layout" draw:type="line" svg:x1="0.968cm" svg:y1="19.973cm" svg:x2="4.001cm" svg:y2="20.037cm" draw:start-shape="id1" draw:start-glue-point="3" svg:d="M968 19973l3033 64" svg:viewBox="0 0 3034 65">
          <text:p/>
        </draw:connector>
        <draw:connector draw:style-name="gr1" draw:text-style-name="P1" draw:layer="layout" draw:type="line" svg:x1="15.778cm" svg:y1="20.908cm" svg:x2="15.681cm" svg:y2="20.908cm" svg:d="M15778 20908h-97" svg:viewBox="0 0 98 1">
          <text:p/>
        </draw:connector>
        <draw:connector draw:style-name="gr1" draw:text-style-name="P1" xml:id="id4" draw:id="id4" draw:layer="layout" draw:type="line" svg:x1="28.717cm" svg:y1="19.973cm" svg:x2="6.001cm" svg:y2="19.973cm" draw:start-shape="id3" draw:start-glue-point="3" svg:d="M28717 19973h-22716" svg:viewBox="0 0 22717 1">
          <text:p/>
        </draw:connector>
        <draw:connector draw:style-name="gr1" draw:text-style-name="P1" draw:layer="layout" draw:type="line" svg:x1="3.968cm" svg:y1="21.005cm" svg:x2="4.001cm" svg:y2="18.004cm" svg:d="M3968 21005l33-3001" svg:viewBox="0 0 34 3002">
          <text:p/>
        </draw:connector>
        <draw:connector draw:style-name="gr1" draw:text-style-name="P1" draw:layer="layout" draw:type="line" svg:x1="6.001cm" svg:y1="19.973cm" svg:x2="6.001cm" svg:y2="18.037cm" draw:start-shape="id4" draw:start-glue-point="3" svg:d="M6001 19973v-1936" svg:viewBox="0 0 1 1937">
          <text:p/>
        </draw:connector>
        <draw:connector draw:style-name="gr1" draw:text-style-name="P1" draw:layer="layout" draw:type="line" svg:x1="6.001cm" svg:y1="19.973cm" svg:x2="6.001cm" svg:y2="20.973cm" draw:start-shape="id4" draw:start-glue-point="3" svg:d="M6001 19973v1000" svg:viewBox="0 0 1 1001">
          <text:p/>
        </draw:connector>
        <draw:connector draw:style-name="gr1" draw:text-style-name="P1" draw:layer="layout" draw:type="line" svg:x1="6.002cm" svg:y1="19.974cm" svg:x2="6.035cm" svg:y2="18.231cm" svg:d="M6002 19974l33-1743" svg:viewBox="0 0 34 1744">
          <text:p/>
        </draw:connector>
        <draw:custom-shape draw:style-name="gr2" draw:text-style-name="P1" draw:layer="layout" svg:width="0.9cm" svg:height="1.3cm" svg:x="1cm" svg:y="10.8cm">
          <text:p text:style-name="P1">2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.9cm" svg:y="10.8cm">
          <text:p text:style-name="P1">24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3.261cm" svg:height="1.517cm" svg:x="7.939cm" svg:y="8.983cm">
          <draw:text-box>
            <text:p text:style-name="P2"><text:span text:style-name="T1">Sala de instrução Eng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D Canto</meta:initial-creator>
    <meta:creation-date>2016-06-29T13:39:37.358030300</meta:creation-date>
    <dc:date>2016-06-29T13:50:18.523162118</dc:date>
    <dc:creator>SD Canto</dc:creator>
    <meta:editing-duration>P0D</meta:editing-duration>
    <meta:editing-cycles>1</meta:editing-cycles>
    <meta:document-statistic meta:object-count="13"/>
    <meta:generator>LibreOffice/4.2.8.2$Linux_x86 LibreOffice_project/420m0$Build-2</meta:generator>
  </office:meta>
</office:document-meta>
</file>